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7f69b" officeooo:paragraph-rsid="0007f69b"/>
    </style:style>
    <style:style style:name="P2" style:family="paragraph" style:parent-style-name="Footer">
      <style:paragraph-properties fo:text-align="center" style:justify-single-word="false"/>
    </style:style>
    <style:style style:name="P3" style:family="paragraph" style:parent-style-name="Heading_20_1">
      <style:text-properties officeooo:paragraph-rsid="0007f69b"/>
    </style:style>
    <style:style style:name="P4" style:family="paragraph" style:parent-style-name="Heading_20_1">
      <style:text-properties officeooo:rsid="0007f69b" officeooo:paragraph-rsid="0007f69b"/>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Standard">
      <style:text-properties style:text-underline-style="none" fo:font-weight="normal" officeooo:rsid="00071bf6" officeooo:paragraph-rsid="00071bf6" style:font-weight-asian="normal" style:font-weight-complex="normal"/>
    </style:style>
    <style:style style:name="P8" style:family="paragraph" style:parent-style-name="Standard" style:list-style-name="L1">
      <style:text-properties style:text-underline-style="none" fo:font-weight="normal" officeooo:rsid="00071bf6" officeooo:paragraph-rsid="00071bf6" style:font-weight-asian="normal" style:font-weight-complex="normal"/>
    </style:style>
    <style:style style:name="P9" style:family="paragraph" style:parent-style-name="Standard" style:list-style-name="L1">
      <style:text-properties style:text-underline-style="none" fo:font-weight="normal" officeooo:rsid="0007d6b4" officeooo:paragraph-rsid="0007d6b4" style:font-weight-asian="normal" style:font-weight-complex="normal"/>
    </style:style>
    <style:style style:name="P10" style:family="paragraph" style:parent-style-name="Standard" style:list-style-name="L1">
      <style:text-properties style:text-underline-style="none" fo:font-weight="normal" officeooo:rsid="0007f69b" officeooo:paragraph-rsid="0007f69b" style:font-weight-asian="normal" style:font-weight-complex="normal"/>
    </style:style>
    <style:style style:name="P11" style:family="paragraph" style:parent-style-name="Standard" style:list-style-name="L1">
      <style:text-properties style:text-underline-style="none" fo:font-weight="normal" officeooo:rsid="0008d788" officeooo:paragraph-rsid="0008d788" style:font-weight-asian="normal" style:font-weight-complex="normal"/>
    </style:style>
    <style:style style:name="P12" style:family="paragraph" style:parent-style-name="Standard">
      <style:text-properties style:text-underline-style="none" fo:font-weight="normal" officeooo:rsid="00094461" officeooo:paragraph-rsid="00094461" style:font-weight-asian="normal" style:font-weight-complex="normal"/>
    </style:style>
    <style:style style:name="P13" style:family="paragraph" style:parent-style-name="Standard" style:list-style-name="L1">
      <style:text-properties officeooo:paragraph-rsid="0008d788"/>
    </style:style>
    <style:style style:name="P14" style:family="paragraph" style:parent-style-name="Standard">
      <style:text-properties officeooo:paragraph-rsid="00071bf6"/>
    </style:style>
    <style:style style:name="P15" style:family="paragraph" style:parent-style-name="Standard" style:list-style-name="L2">
      <style:text-properties officeooo:paragraph-rsid="0009a2d3"/>
    </style:style>
    <style:style style:name="P16" style:family="paragraph" style:parent-style-name="Standard" style:list-style-name="L2">
      <style:text-properties officeooo:rsid="0009a2d3" officeooo:paragraph-rsid="0009a2d3"/>
    </style:style>
    <style:style style:name="P17" style:family="paragraph" style:parent-style-name="Standard" style:list-style-name="L2">
      <style:text-properties officeooo:rsid="000aa35f" officeooo:paragraph-rsid="000aa35f"/>
    </style:style>
    <style:style style:name="P18" style:family="paragraph" style:parent-style-name="Standard" style:list-style-name="L2">
      <style:text-properties officeooo:rsid="000d492e" officeooo:paragraph-rsid="000d492e"/>
    </style:style>
    <style:style style:name="P19" style:family="paragraph" style:parent-style-name="Standard">
      <style:text-properties officeooo:rsid="000d492e" officeooo:paragraph-rsid="000d492e"/>
    </style:style>
    <style:style style:name="P20" style:family="paragraph" style:parent-style-name="Standard" style:list-style-name="L3">
      <style:text-properties officeooo:rsid="000ff1d5" officeooo:paragraph-rsid="000ff1d5"/>
    </style:style>
    <style:style style:name="P21" style:family="paragraph" style:parent-style-name="Standard">
      <style:text-properties officeooo:rsid="0014c88f" officeooo:paragraph-rsid="0014c88f"/>
    </style:style>
    <style:style style:name="P22" style:family="paragraph" style:parent-style-name="Standard">
      <style:text-properties officeooo:rsid="00179e1b" officeooo:paragraph-rsid="00179e1b"/>
    </style:style>
    <style:style style:name="P23" style:family="paragraph" style:parent-style-name="Standard">
      <style:text-properties officeooo:rsid="00186033" officeooo:paragraph-rsid="00186033"/>
    </style:style>
    <style:style style:name="P24" style:family="paragraph" style:parent-style-name="Standard">
      <style:text-properties officeooo:rsid="0018f259" officeooo:paragraph-rsid="0018f259"/>
    </style:style>
    <style:style style:name="P25" style:family="paragraph" style:parent-style-name="Standard">
      <style:text-properties officeooo:rsid="0019582c" officeooo:paragraph-rsid="0019582c"/>
    </style:style>
    <style:style style:name="P26" style:family="paragraph" style:parent-style-name="Standard">
      <style:text-properties officeooo:rsid="001d30a0" officeooo:paragraph-rsid="001d30a0"/>
    </style:style>
    <style:style style:name="P27" style:family="paragraph" style:parent-style-name="Standard">
      <style:text-properties officeooo:rsid="001ee345" officeooo:paragraph-rsid="001ee345"/>
    </style:style>
    <style:style style:name="T1" style:family="text">
      <style:text-properties officeooo:rsid="0007f69b"/>
    </style:style>
    <style:style style:name="T2" style:family="text">
      <style:text-properties fo:font-style="italic" officeooo:rsid="0007f69b"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7f69b" style:font-style-asian="normal" style:font-style-complex="normal"/>
    </style:style>
    <style:style style:name="T6" style:family="text">
      <style:text-properties fo:font-style="normal" officeooo:rsid="00121f58" style:font-style-asian="normal" style:font-style-complex="normal"/>
    </style:style>
    <style:style style:name="T7" style:family="text">
      <style:text-properties fo:font-style="normal" officeooo:rsid="00197077"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0ba8d6" style:font-style-asian="normal" style:font-weight-asian="normal" style:font-style-complex="normal" style:font-weight-complex="normal"/>
    </style:style>
    <style:style style:name="T10" style:family="text">
      <style:text-properties fo:font-style="normal" style:text-underline-style="none" fo:font-weight="normal" officeooo:rsid="000ff1d5" style:font-style-asian="normal" style:font-weight-asian="normal" style:font-style-complex="normal" style:font-weight-complex="normal"/>
    </style:style>
    <style:style style:name="T11" style:family="text">
      <style:text-properties fo:font-style="normal" style:text-underline-style="none" fo:font-weight="normal" officeooo:rsid="0014c88f" style:font-style-asian="normal" style:font-weight-asian="normal" style:font-style-complex="normal" style:font-weight-complex="normal"/>
    </style:style>
    <style:style style:name="T12" style:family="text">
      <style:text-properties fo:font-style="normal" style:text-underline-style="none" fo:font-weight="normal" officeooo:rsid="0014ced7" style:font-style-asian="normal" style:font-weight-asian="normal" style:font-style-complex="normal" style:font-weight-complex="normal"/>
    </style:style>
    <style:style style:name="T13" style:family="text">
      <style:text-properties fo:font-style="normal" style:text-underline-style="none" fo:font-weight="normal" officeooo:rsid="0019582c"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officeooo:rsid="0008d788"/>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071bf6" style:font-weight-asian="normal" style:font-weight-complex="normal"/>
    </style:style>
    <style:style style:name="T18" style:family="text">
      <style:text-properties style:text-underline-style="none" fo:font-weight="normal" officeooo:rsid="0009a2d3" style:font-weight-asian="normal" style:font-weight-complex="normal"/>
    </style:style>
    <style:style style:name="T19" style:family="text">
      <style:text-properties style:text-underline-style="none" fo:font-weight="normal" officeooo:rsid="000aa35f" style:font-weight-asian="normal" style:font-weight-complex="normal"/>
    </style:style>
    <style:style style:name="T20" style:family="text">
      <style:text-properties style:text-underline-style="none" fo:font-weight="normal" officeooo:rsid="001fd55a" style:font-weight-asian="normal" style:font-weight-complex="normal"/>
    </style:style>
    <style:style style:name="T21" style:family="text">
      <style:text-properties officeooo:rsid="0014c88f"/>
    </style:style>
    <style:style style:name="T22" style:family="text">
      <style:text-properties officeooo:rsid="001eb8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XCPL Language Description</text:p>
      <text:h text:style-name="P4" text:outline-level="1">Code</text:h>
      <text:p text:style-name="Standard">C<text:span text:style-name="T1">ode ignores case, </text:span><text:span text:style-name="T2">except</text:span><text:span text:style-name="T5"> in quoted strings </text:span><text:span text:style-name="T6">and character constants</text:span><text:span text:style-name="T5">. # is a constant and marks the rest of the line as to be ignored.</text:span></text:p>
      <text:p text:style-name="Standard"><text:span text:style-name="T5"/></text:p>
      <text:p text:style-name="P24"><text:span text:style-name="T5">T</text:span><text:span text:style-name="T4">he general syntax is similar to that of C, with semicolons used to end lines and curly brackets { } to group multiple commands together. </text:span><text:span text:style-name="T7">The language itself is much closer to BCPL in design, or its sister language B.</text:span></text:p>
      <text:p text:style-name="P24"><text:span text:style-name="T7"/></text:p>
      <text:p text:style-name="P26"><text:span text:style-name="T7">A </text:span><text:span text:style-name="T4">major variation is that </text:span><text:span text:style-name="T14">all local variables are static</text:span></text:p>
      <text:h text:style-name="P3" text:outline-level="1"><text:span text:style-name="T1">Types</text:span></text:h>
      <text:p text:style-name="P1">Types are all 16 bit unsigned integers. It is possible to access byte data using indirection, but not have byte variables.</text:p>
      <text:h text:style-name="P3" text:outline-level="1">Term</text:h>
      <text:p text:style-name="P14"><text:span text:style-name="T17">A term can be one of the following :</text:span></text:p>
      <text:p text:style-name="P7"/>
      <text:list xml:id="list2442390438" text:style-name="L1">
        <text:list-item>
          <text:p text:style-name="P8">A decimal integer (192)</text:p>
        </text:list-item>
        <text:list-item>
          <text:p text:style-name="P8">A hexadecimal constant prefixed with $ ($FA74)</text:p>
        </text:list-item>
        <text:list-item>
          <text:p text:style-name="P8">A character constant (‘x’)</text:p>
        </text:list-item>
        <text:list-item>
          <text:p text:style-name="P9">A constant which is the address of an identifier prefixed with @ (@count)</text:p>
        </text:list-item>
        <text:list-item>
          <text:p text:style-name="P9">A Double-Quoted String. This evaluates to an address of the string in memory, which is length prefixed (e.g. the first byte is the length of the string)</text:p>
        </text:list-item>
        <text:list-item>
          <text:p text:style-name="P10">An expression in parenthesis ( (count+7) )</text:p>
        </text:list-item>
        <text:list-item>
          <text:p text:style-name="P10">A negated <text:span text:style-name="T15">term (-count)</text:span></text:p>
        </text:list-item>
        <text:list-item>
          <text:p text:style-name="P13">A byte indirection. This specifies the byte value at a particular address (?$F4) – this is equivalent to PEEK($F4) </text:p>
        </text:list-item>
        <text:list-item>
          <text:p text:style-name="P11">A word indirection. This specifies the word value at a particular address (?$F7) – <text:span text:style-name="T22">this is equivalent to DEEK($F7) in some BASICs.</text:span></text:p>
        </text:list-item>
      </text:list>
      <text:p text:style-name="P12"/>
      <text:h text:style-name="P5" text:outline-level="1"/>
      <text:h text:style-name="P6" text:outline-level="1">Expressions</text:h>
      <text:p text:style-name="P12">Expressions are chains of terms seperated by binary operators (the terms can include parenthesised expressions). All operators operate in the same way irrespective of what data they represent.</text:p>
      <text:p text:style-name="P12"/>
      <text:p text:style-name="P12">The following operators are supported :</text:p>
      <text:p text:style-name="P12"/>
      <text:list xml:id="list997240469" text:style-name="L2">
        <text:list-item>
          <text:p text:style-name="P15"><text:span text:style-name="T18">Standard arithmetic operators + - * / % (% is modulus). These are all unsigned arithmetic. Division and Modulus by zero is indetermined but does not (currently) cause an error. </text:span><text:span text:style-name="T19">If you want to multiply or divide by a power of 2 use the &lt;&lt; and &gt;&gt; operators which are faster </text:span><text:span text:style-name="T20">as the 6502 does multiply/divide the hard way</text:span><text:span text:style-name="T19">. </text:span></text:p>
        </text:list-item>
        <text:list-item>
          <text:p text:style-name="P16"><text:span text:style-name="T16">Binary operators &amp; (and) | (or) ^ (exclusive-or). These are binary operators </text:span><text:span text:style-name="T3">not</text:span><text:span text:style-name="T8"> logical operators. </text:span><text:span text:style-name="T11">If you write 3 &amp; 7 it is not the same as (3 &lt;&gt; 0) &amp; (7 &lt;&gt; 0)</text:span></text:p>
        </text:list-item>
        <text:list-item>
          <text:p text:style-name="P16"><text:span text:style-name="T8">Comparison operators == &lt;&gt; &gt;= &lt;= &gt; and &lt;. These all operate in an unsigned arithmetic mode. They evaluate to $FFFF if true and 0 if false. In comparisons (e.g. while and if tests) the value does not matter other than it is non zero ; so you can use if (a) as a shorthand for if (a&lt;&gt;0)</text:span></text:p>
        </text:list-item>
        <text:list-item>
          <text:p text:style-name="P17"><text:span text:style-name="T8">Shift operators &lt;&lt; and &gt;&gt;, </text:span><text:span text:style-name="T9">do a logical shift left or right of the data (e.g. count &lt;&lt; 2 is the value in count shifted left twice).</text:span><text:span text:style-name="T12"> Zeros are shifted in.</text:span></text:p>
        </text:list-item>
        <text:list-item>
          <text:p text:style-name="P18"><text:span text:style-name="T9">I</text:span><text:span text:style-name="T8">ndirection operators ? and !. Thse are like the term indirection operators, except the address is the sum of the left and right hand side. So if a = 10 then a!4 reads the word at offset 10+4, 14. Note that in BCPL n!1 reads the nth word, in XCPL it reads the nth byte. So if you use word data in structures, it has to be done in steps of 2.</text:span></text:p>
        </text:list-item>
      </text:list>
      <text:h text:style-name="Heading_20_1" text:outline-level="1">Precedence</text:h>
      <text:p text:style-name="P19"><text:span text:style-name="T8">The precedence rules are as follows </text:span><text:span text:style-name="T10">(lowest to highest) </text:span><text:span text:style-name="T8">:</text:span></text:p>
      <text:p text:style-name="P19"><text:span text:style-name="T8"/></text:p>
      <text:list xml:id="list3541728622" text:style-name="L3">
        <text:list-item>
          <text:p text:style-name="P20"><text:span text:style-name="T8">Logic operators : &amp; | ^</text:span></text:p>
        </text:list-item>
        <text:list-item>
          <text:p text:style-name="P20"><text:span text:style-name="T8">Comparison operators : &lt; == &gt; &lt;= &lt;&gt; &gt;=</text:span></text:p>
        </text:list-item>
        <text:list-item>
          <text:p text:style-name="P20"><text:span text:style-name="T8">Additive operators : + -</text:span></text:p>
        </text:list-item>
        <text:list-item>
          <text:p text:style-name="P20"><text:span text:style-name="T8">Multiplicative operators : * % &gt;&gt; &lt;&lt;</text:span></text:p>
        </text:list-item>
        <text:list-item>
          <text:p text:style-name="P20"><text:span text:style-name="T8">Indirection operators : ! ?</text:span></text:p>
        </text:list-item>
      </text:list>
      <text:p text:style-name="P21"><text:span text:style-name="T8"/></text:p>
      <text:h text:style-name="P6" text:outline-level="1">Assignment</text:h>
      <text:p text:style-name="P22"><text:span text:style-name="T8"/></text:p>
      <text:p text:style-name="P23"><text:span text:style-name="T8">Assignment is of the form &lt;lexpr&gt; = &lt;expression&gt; . </text:span><text:span text:style-name="T13">The left hand side can be either a variable, or one of the four types of indirection : ?term !term term!term term?term</text:span></text:p>
      <text:p text:style-name="P23"><text:span text:style-name="T13"/></text:p>
      <text:p text:style-name="P25"><text:span text:style-name="T8">Generally ?term and !term are used for accessing specific memory locations – control registers and so on, and the binary form is used for structures. One may allocate a block of memory to an object and access it indirectly e.g. if missile points to a block of 4 bytes then one can say:</text:span></text:p>
      <text:p text:style-name="P25"><text:span text:style-name="T8"/></text:p>
      <text:p text:style-name="P25"><text:span text:style-name="T8">missile!0 = x</text:span></text:p>
      <text:p text:style-name="P25"><text:span text:style-name="T8">missile!2 = y</text:span></text:p>
      <text:p text:style-name="P25"><text:span text:style-name="T8"/></text:p>
      <text:p text:style-name="P27"><text:span text:style-name="T8">This is the same as the BASIC DOKE missile+0,x:DOKE missile+2,y</text:span></text:p>
      <text:p text:style-name="P27"><text:span text:style-name="T8">(DOKE is a double byte POKE, so missile?5 = count is POKE missile+5,count)</text:span></text:p>
      <text:p text:style-name="P25"><text:span text:style-name="T8"/></text:p>
      <text:p text:style-name="P25"><text:span text:style-name="T8"/></text:p>
      <text:p text:style-name="P25"><text:span text:style-name="T8"/></text:p>
      <text:p text:style-name="P25"><text:span text:style-name="T8"/></text:p>
      <text:list xml:id="list204258754747871" text:continue-numbering="true" text:style-name="L3">
        <text:list-header>
          <text:p text:style-name="P20"><text:span text:style-name="T8"/></text:p>
        </text:list-header>
      </text:list>
      <text:p text:style-name="P19"><text:span text:style-name="T8"/></text:p>
      <text:p text:style-name="P19"><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1" fo:font-family="'Droid Sans'" style:font-style-name="Regular" style:font-family-generic="swiss"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4c8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age </text:span><text:page-number text:select-page="current">3</text:page-number><text:s/><text:span text:style-name="MT1">of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20:16:59.426277501</meta:creation-date>
    <meta:generator>LibreOffice/6.4.4.2$Linux_X86_64 LibreOffice_project/40$Build-2</meta:generator>
    <dc:date>2020-06-08T20:42:35.864762859</dc:date>
    <meta:editing-duration>PT25M22S</meta:editing-duration>
    <meta:editing-cycles>31</meta:editing-cycles>
    <meta:document-statistic meta:table-count="0" meta:image-count="0" meta:object-count="0" meta:page-count="3" meta:paragraph-count="41" meta:word-count="684" meta:character-count="3608" meta:non-whitespace-character-count="2979"/>
  </office:meta>
</office:document-meta>
</file>